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0D0</text:p>
          </table:table-cell>
          <table:table-cell office:value-type="string">
            <text:p>X0D17</text:p>
          </table:table-cell>
          <table:table-cell office:value-type="string">
            <text:p>P1A</text:p>
          </table:table-cell>
          <table:table-cell office:value-type="string">
            <text:p>P4D1</text:p>
          </table:table-cell>
        </table:table-row>
        <table:table-row table:style-name="ro1">
          <table:table-cell/>
          <table:table-cell office:value-type="string">
            <text:p>X0D2</text:p>
          </table:table-cell>
          <table:table-cell office:value-type="string">
            <text:p>X0D24</text:p>
          </table:table-cell>
          <table:table-cell office:value-type="string">
            <text:p>P8A0</text:p>
          </table:table-cell>
          <table:table-cell office:value-type="string">
            <text:p>P1I</text:p>
          </table:table-cell>
        </table:table-row>
        <table:table-row table:style-name="ro1">
          <table:table-cell/>
          <table:table-cell office:value-type="string">
            <text:p>X0D3</text:p>
          </table:table-cell>
          <table:table-cell office:value-type="string">
            <text:p>X0D37</text:p>
          </table:table-cell>
          <table:table-cell office:value-type="string">
            <text:p>P8A1</text:p>
          </table:table-cell>
          <table:table-cell office:value-type="string">
            <text:p>P1N</text:p>
          </table:table-cell>
        </table:table-row>
        <table:table-row table:style-name="ro1">
          <table:table-cell/>
          <table:table-cell office:value-type="string">
            <text:p>X0D4</text:p>
          </table:table-cell>
          <table:table-cell office:value-type="string">
            <text:p>X0D36</text:p>
          </table:table-cell>
          <table:table-cell office:value-type="string">
            <text:p>P8A2</text:p>
          </table:table-cell>
          <table:table-cell office:value-type="string">
            <text:p>P1M</text:p>
          </table:table-cell>
        </table:table-row>
        <table:table-row table:style-name="ro1">
          <table:table-cell/>
          <table:table-cell office:value-type="string">
            <text:p>X0D5</text:p>
          </table:table-cell>
          <table:table-cell office:value-type="string">
            <text:p>X0D34</text:p>
          </table:table-cell>
          <table:table-cell office:value-type="string">
            <text:p>P8A3</text:p>
          </table:table-cell>
          <table:table-cell office:value-type="string">
            <text:p>P1K</text:p>
          </table:table-cell>
        </table:table-row>
        <table:table-row table:style-name="ro1">
          <table:table-cell/>
          <table:table-cell office:value-type="string">
            <text:p>X0D10</text:p>
          </table:table-cell>
          <table:table-cell office:value-type="string">
            <text:p>X0D29</text:p>
          </table:table-cell>
          <table:table-cell office:value-type="string">
            <text:p>P1C</text:p>
          </table:table-cell>
          <table:table-cell office:value-type="string">
            <text:p>P8C3</text:p>
          </table:table-cell>
        </table:table-row>
        <table:table-row table:style-name="ro1">
          <table:table-cell/>
          <table:table-cell office:value-type="string">
            <text:p>X0D11</text:p>
          </table:table-cell>
          <table:table-cell office:value-type="string">
            <text:p>X0D16</text:p>
          </table:table-cell>
          <table:table-cell office:value-type="string">
            <text:p>P1D</text:p>
          </table:table-cell>
          <table:table-cell office:value-type="string">
            <text:p>P8B2</text:p>
          </table:table-cell>
        </table:table-row>
        <table:table-row table:style-name="ro1">
          <table:table-cell/>
          <table:table-cell office:value-type="string">
            <text:p>X0D14</text:p>
          </table:table-cell>
          <table:table-cell office:value-type="string">
            <text:p>X0D28</text:p>
          </table:table-cell>
          <table:table-cell office:value-type="string">
            <text:p>P8B0</text:p>
          </table:table-cell>
          <table:table-cell office:value-type="string">
            <text:p>P8C2</text:p>
          </table:table-cell>
        </table:table-row>
        <table:table-row table:style-name="ro1">
          <table:table-cell/>
          <table:table-cell office:value-type="string">
            <text:p>X0D15</text:p>
          </table:table-cell>
          <table:table-cell office:value-type="string">
            <text:p>X0D27</text:p>
          </table:table-cell>
          <table:table-cell office:value-type="string">
            <text:p>P8B1</text:p>
          </table:table-cell>
          <table:table-cell office:value-type="string">
            <text:p>P8C1</text:p>
          </table:table-cell>
        </table:table-row>
        <table:table-row table:style-name="ro1">
          <table:table-cell/>
          <table:table-cell office:value-type="string">
            <text:p>X0D22</text:p>
          </table:table-cell>
          <table:table-cell office:value-type="string">
            <text:p>X0D26</text:p>
          </table:table-cell>
          <table:table-cell office:value-type="string">
            <text:p>P1G</text:p>
          </table:table-cell>
          <table:table-cell office:value-type="string">
            <text:p>P8C0</text:p>
          </table:table-cell>
        </table:table-row>
        <table:table-row table:style-name="ro1">
          <table:table-cell/>
          <table:table-cell office:value-type="string">
            <text:p>X0D40</text:p>
          </table:table-cell>
          <table:table-cell office:value-type="string">
            <text:p>X0D43</text:p>
          </table:table-cell>
          <table:table-cell office:value-type="string">
            <text:p>P8D4</text:p>
          </table:table-cell>
          <table:table-cell office:value-type="string">
            <text:p>P8D7</text:p>
          </table:table-cell>
        </table:table-row>
        <table:table-row table:style-name="ro1">
          <table:table-cell/>
          <table:table-cell office:value-type="string">
            <text:p>X0D42</text:p>
          </table:table-cell>
          <table:table-cell office:value-type="string">
            <text:p>X0D41</text:p>
          </table:table-cell>
          <table:table-cell office:value-type="string">
            <text:p>P8D6</text:p>
          </table:table-cell>
          <table:table-cell office:value-type="string">
            <text:p>P8D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1D1</text:p>
          </table:table-cell>
          <table:table-cell office:value-type="string">
            <text:p>X1D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6</text:p>
          </table:table-cell>
          <table:table-cell office:value-type="string">
            <text:p>X1D3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7</text:p>
          </table:table-cell>
          <table:table-cell office:value-type="string">
            <text:p>X1D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8</text:p>
          </table:table-cell>
          <table:table-cell office:value-type="string">
            <text:p>X1D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9</text:p>
          </table:table-cell>
          <table:table-cell office:value-type="string">
            <text:p>X1D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12</text:p>
          </table:table-cell>
          <table:table-cell office:value-type="string">
            <text:p>X1D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1D13</text:p>
          </table:table-cell>
          <table:table-cell office:value-type="string">
            <text:p>X1D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0D18</text:p>
          </table:table-cell>
          <table:table-cell office:value-type="string">
            <text:p>X0D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0D20</text:p>
          </table:table-cell>
          <table:table-cell office:value-type="string">
            <text:p>X0D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0D21</text:p>
          </table:table-cell>
          <table:table-cell office:value-type="string">
            <text:p>X0D3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/09/2012</text:date>, <text:time>12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Wilkinson</meta:initial-creator>
    <meta:creation-date>2012-09-26T12:30:00</meta:creation-date>
    <dc:date>2012-09-26T12:54:20</dc:date>
    <dc:creator>Dan Wilkinson</dc:creator>
    <meta:editing-duration>PT8M40S</meta:editing-duration>
    <meta:editing-cycles>1</meta:editing-cycles>
    <meta:document-statistic meta:table-count="3" meta:cell-count="68" meta:object-count="0"/>
    <meta:generator>LibreOffice/3.3$Unix LibreOffice_project/330m19$Build-301</meta:generator>
  </office:meta>
</office:document-meta>
</file>